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38CADABA61C5D68C6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8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Ubuntu" fo:font-size="10pt" style:font-size-asian="10pt" style:font-size-complex="10pt"/>
    </style:style>
    <style:style style:name="T1" style:family="text">
      <style:text-properties style:font-name="Ubuntu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3.228cm" svg:height="8.254cm" svg:x="3.774cm" svg:y="4.43cm">
            <draw:image xlink:href="Pictures/10000000000001F400000138CADABA61C5D68C65.jpg" xlink:type="simple" xlink:show="embed" xlink:actuate="onLoad">
              <text:p/>
            </draw:image>
          </draw:frame>
          <draw:frame draw:style-name="gr2" draw:text-style-name="P2" draw:layer="layout" svg:width="13.208cm" svg:height="0.645cm" svg:x="3.794cm" svg:y="12.026cm">
            <draw:text-box>
              <text:p><text:span text:style-name="T1"><text:a xlink:href="https://scholarlykitchen.sspnet.org/2018/05/09/fsci-training-people-not-going/" xlink:type="simple">https://scholarlykitchen.sspnet.org/2018/05/09/fsci-training-people-not-going/</text:a></text:span><text:span text:style-name="T1">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10:32:13.205536725</meta:creation-date>
    <dc:date>2018-05-25T10:40:35.443722340</dc:date>
    <meta:editing-duration>PT1M7S</meta:editing-duration>
    <meta:editing-cycles>2</meta:editing-cycles>
    <meta:generator>LibreOffice/5.1.6.2$Linux_X86_64 LibreOffice_project/10m0$Build-2</meta:generator>
    <meta:document-statistic meta:object-count="3"/>
  </office:meta>
</office:document-meta>
</file>